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ext_20_body" style:list-style-name="L1">
    </style:style>
    <style:style style:name="P14" style:family="paragraph" style:parent-style-name="Text_20_body" style:list-style-name="L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30459*"/>
    </style:style>
    <style:style style:name="Table2.B" style:family="table-column">
      <style:table-column-properties style:rel-column-width="11076*"/>
    </style:style>
    <style:style style:name="Table2.C" style:family="table-column">
      <style:table-column-properties style:rel-column-width="11999*"/>
    </style:style>
    <style:style style:name="Table2.D" style:family="table-column">
      <style:table-column-properties style:rel-column-width="11999*"/>
    </style:style>
  </office:automatic-styles>
  <office:body>
    <office:text>
      <text:p text:style-name="Title">Orçamento Projeto Pinball</text:p>
      <text:p text:style-name="Subtitle">Circuitos Elétricos 2</text:p>
      <text:p text:style-name="Author">Franciellen</text:p>
      <text:p text:style-name="Author">Maria Clara</text:p>
      <text:p text:style-name="Author">Sergio Pedro Rodrigues Oliveira</text:p>
      <text:p text:style-name="Date">07 junho 2023</text:p>
      <text:p text:style-name="Pagebreak"/>
      <text:h text:style-name="Heading_20_1" text:outline-level="1"><text:bookmark-start text:name="projeto-pinball"/>1 PROJETO PINBALL<text:bookmark-end text:name="projeto-pinball"/></text:h>
      <text:h text:style-name="Heading_20_1" text:outline-level="1"><text:bookmark-start text:name="orçamentos"/>2 ORÇAMENTOS<text:bookmark-end text:name="orçamentos"/></text:h>
      <text:h text:style-name="Heading_20_2" text:outline-level="2"><text:bookmark-start text:name="orçamento-mecânico"/>2.1 Orçamento Mecânico<text:bookmark-end text:name="orçamento-mecânico"/></text:h>
      <text:p text:style-name="TableCaption">Orçamento dos peças mecânica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Peças Mecânicas</text:p>
            </table:table-cell>
            <table:table-cell table:style-name="TableHeaderRowCell" office:value-type="string">
              <text:p text:style-name="P1">Quantidade</text:p>
            </table:table-cell>
            <table:table-cell table:style-name="TableHeaderRowCell" office:value-type="string">
              <text:p text:style-name="P2">Preço unit.</text:p>
            </table:table-cell>
            <table:table-cell table:style-name="TableHeaderRowCell" office:value-type="string">
              <text:p text:style-name="P3">Valor Total</text:p>
            </table:table-cell>
          </table:table-row>
        </table:table-header-rows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h text:style-name="Heading_20_2" text:outline-level="2"><text:bookmark-start text:name="orçamento-dispositivos-eletrônicos"/>2.2 Orçamento Dispositivos Eletrônicos<text:bookmark-end text:name="orçamento-dispositivos-eletrônicos"/></text:h>
      <text:p text:style-name="TableCaption">Orçamento dos dispositivos eletrônic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HeaderRowCell" office:value-type="string">
              <text:p text:style-name="Table_20_Heading">Dispositivos Eletrônicos</text:p>
            </table:table-cell>
            <table:table-cell table:style-name="TableHeaderRowCell" office:value-type="string">
              <text:p text:style-name="P7">Quantidade</text:p>
            </table:table-cell>
            <table:table-cell table:style-name="TableHeaderRowCell" office:value-type="string">
              <text:p text:style-name="P8">Preço unit.</text:p>
            </table:table-cell>
            <table:table-cell table:style-name="TableHeaderRowCell" office:value-type="string">
              <text:p text:style-name="P9">Valor Total</text:p>
            </table:table-cell>
          </table:table-row>
        </table:table-header-rows>
        <table:table-row>
          <table:table-cell table:style-name="TableRowCell" office:value-type="string">
            <text:p text:style-name="Table_20_Contents">Arduino UNO R3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90.15</text:p>
          </table:table-cell>
          <table:table-cell table:style-name="TableRowCell" office:value-type="string">
            <text:p text:style-name="P12">90.15</text:p>
          </table:table-cell>
        </table:table-row>
        <table:table-row>
          <table:table-cell table:style-name="TableRowCell" office:value-type="string">
            <text:p text:style-name="Table_20_Contents">Case para Arduino UN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18.90</text:p>
          </table:table-cell>
          <table:table-cell table:style-name="TableRowCell" office:value-type="string">
            <text:p text:style-name="P12">18.90</text:p>
          </table:table-cell>
        </table:table-row>
        <table:table-row>
          <table:table-cell table:style-name="TableRowCell" office:value-type="string">
            <text:p text:style-name="Table_20_Contents">LED Difuso 5mm Vermelh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0.23</text:p>
          </table:table-cell>
          <table:table-cell table:style-name="TableRowCell" office:value-type="string">
            <text:p text:style-name="P12">0.23</text:p>
          </table:table-cell>
        </table:table-row>
        <table:table-row>
          <table:table-cell table:style-name="TableRowCell" office:value-type="string">
            <text:p text:style-name="Table_20_Contents">LED Difuso 5mm Amarel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0.23</text:p>
          </table:table-cell>
          <table:table-cell table:style-name="TableRowCell" office:value-type="string">
            <text:p text:style-name="P12">0.23</text:p>
          </table:table-cell>
        </table:table-row>
        <table:table-row>
          <table:table-cell table:style-name="TableRowCell" office:value-type="string">
            <text:p text:style-name="Table_20_Contents">LED Difuso 5mm Azul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0.47</text:p>
          </table:table-cell>
          <table:table-cell table:style-name="TableRowCell" office:value-type="string">
            <text:p text:style-name="P12">0.94</text:p>
          </table:table-cell>
        </table:table-row>
        <table:table-row>
          <table:table-cell table:style-name="TableRowCell" office:value-type="string">
            <text:p text:style-name="Table_20_Contents">LED Difuso 5mm Verde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0.47</text:p>
          </table:table-cell>
          <table:table-cell table:style-name="TableRowCell" office:value-type="string">
            <text:p text:style-name="P12">0.94</text:p>
          </table:table-cell>
        </table:table-row>
        <table:table-row>
          <table:table-cell table:style-name="TableRowCell" office:value-type="string">
            <text:p text:style-name="Table_20_Contents">Resistor de 330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18</text:p>
          </table:table-cell>
          <table:table-cell table:style-name="TableRowCell" office:value-type="string">
            <text:p text:style-name="P12">1.08</text:p>
          </table:table-cell>
        </table:table-row>
        <table:table-row>
          <table:table-cell table:style-name="TableRowCell" office:value-type="string">
            <text:p text:style-name="Table_20_Contents">Resistor de 150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18</text:p>
          </table:table-cell>
          <table:table-cell table:style-name="TableRowCell" office:value-type="string">
            <text:p text:style-name="P12">1.08</text:p>
          </table:table-cell>
        </table:table-row>
        <table:table-row>
          <table:table-cell table:style-name="TableRowCell" office:value-type="string">
            <text:p text:style-name="Table_20_Contents">Resistor de 10k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05</text:p>
          </table:table-cell>
          <table:table-cell table:style-name="TableRowCell" office:value-type="string">
            <text:p text:style-name="P12">0.30</text:p>
          </table:table-cell>
        </table:table-row>
        <table:table-row>
          <table:table-cell table:style-name="TableRowCell" office:value-type="string">
            <text:p text:style-name="Table_20_Contents">Potenciometro 10k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.28</text:p>
          </table:table-cell>
          <table:table-cell table:style-name="TableRowCell" office:value-type="string">
            <text:p text:style-name="P12">2.28</text:p>
          </table:table-cell>
        </table:table-row>
        <table:table-row>
          <table:table-cell table:style-name="TableRowCell" office:value-type="string">
            <text:p text:style-name="Table_20_Contents">Display LCD 16×2 Backlight Verde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0.80</text:p>
          </table:table-cell>
          <table:table-cell table:style-name="TableRowCell" office:value-type="string">
            <text:p text:style-name="P12">20.80</text:p>
          </table:table-cell>
        </table:table-row>
        <table:table-row>
          <table:table-cell table:style-name="TableRowCell" office:value-type="string">
            <text:p text:style-name="Table_20_Contents">Sensor Óptico Reflexivo TCRT5000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1.21</text:p>
          </table:table-cell>
          <table:table-cell table:style-name="TableRowCell" office:value-type="string">
            <text:p text:style-name="P12">7.26</text:p>
          </table:table-cell>
        </table:table-row>
        <table:table-row>
          <table:table-cell table:style-name="TableRowCell" office:value-type="string">
            <text:p text:style-name="Table_20_Contents">Cabos Jumper macho-mach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9.40</text:p>
          </table:table-cell>
          <table:table-cell table:style-name="TableRowCell" office:value-type="string">
            <text:p text:style-name="P12">9.40</text:p>
          </table:table-cell>
        </table:table-row>
        <table:table-row>
          <table:table-cell table:style-name="TableRowCell" office:value-type="string">
            <text:p text:style-name="Table_20_Contents">Kit Tubo Termo Retrátil 5 Cores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32.10</text:p>
          </table:table-cell>
          <table:table-cell table:style-name="TableRowCell" office:value-type="string">
            <text:p text:style-name="P12">32.10</text:p>
          </table:table-cell>
        </table:table-row>
        <table:table-row>
          <table:table-cell table:style-name="TableRowCell" office:value-type="string">
            <text:p text:style-name="Table_20_Contents">Protoboard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16.05</text:p>
          </table:table-cell>
          <table:table-cell table:style-name="TableRowCell" office:value-type="string">
            <text:p text:style-name="P12">32.10</text:p>
          </table:table-cell>
        </table:table-row>
        <table:table-row>
          <table:table-cell table:style-name="TableRowCell" office:value-type="string">
            <text:p text:style-name="Table_20_Contents">Suporte Bateria 9V Plug P4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13.20</text:p>
          </table:table-cell>
          <table:table-cell table:style-name="TableRowCell" office:value-type="string">
            <text:p text:style-name="P12">13.20</text:p>
          </table:table-cell>
        </table:table-row>
        <table:table-row>
          <table:table-cell table:style-name="TableRowCell" office:value-type="string">
            <text:p text:style-name="Table_20_Contents">bateria duracell alcalina 9v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4.50</text:p>
          </table:table-cell>
          <table:table-cell table:style-name="TableRowCell" office:value-type="string">
            <text:p text:style-name="P12">24.50</text:p>
          </table:table-cell>
        </table:table-row>
      </table:table>
      <text:p text:style-name="Pagebreak"/>
      <text:h text:style-name="Heading_20_1" text:outline-level="1"><text:bookmark-start text:name="site-de-fornecedores"/>3 SITE DE FORNECEDORES<text:bookmark-end text:name="site-de-fornecedores"/></text:h>
      <text:list text:style-name="L1">
        <text:list-item>
          <text:p text:style-name="P13"><text:a xlink:type="simple" xlink:href="https://www.makerhero.com/" office:name=""><text:span text:style-name="Definition">Maker Hero</text:span></text:a><text:line-break/><text:a xlink:type="simple" xlink:href="https://www.makerhero.com/" office:name=""><text:span text:style-name="Definition">https://www.makerhero.com/</text:span></text:a></text:p>
        </text:list-item>
        <text:list-item>
          <text:p text:style-name="P13"><text:a xlink:type="simple" xlink:href="https://www.baudaeletronica.com.br/" office:name=""><text:span text:style-name="Definition">Baú da Eletrônica</text:span></text:a><text:line-break/><text:a xlink:type="simple" xlink:href="https://www.baudaeletronica.com.br/" office:name=""><text:span text:style-name="Definition">https://www.baudaeletronica.com.br/</text:span></text:a></text:p>
        </text:list-item>
      </text:list>
      <text:p text:style-name="Pagebreak"/>
      <text:h text:style-name="Heading_20_1" text:outline-level="1"><text:bookmark-start text:name="resumo"/>4 RESUMO<text:bookmark-end text:name="resumo"/></text:h>
      <text:list text:style-name="L2">
        <text:list-item>
          <text:p text:style-name="P14">O preço orçado total dos materiais da parte mecânica (estrutura e mecanismos) dá em torno de R$ 0.<text:line-break/></text:p>
        </text:list-item>
        <text:list-item>
          <text:p text:style-name="P14">O preço orçado total dos dispositivos eletônicos dá em torno de R$ 255.49.<text:line-break/></text:p>
        </text:list-item>
      </text:list>
      <text:p text:style-name="Pagebreak"/>
      <text:h text:style-name="Heading_20_1" text:outline-level="1"><text:bookmark-start text:name="conclusão"/>5 CONCLUSÃO<text:bookmark-end text:name="conclusão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Orçamento Projeto Pinball</dc:title>
    <dc:description/>
    <dc:subject/>
    <meta:keyword/>
    <meta:initial-creator>Franciellen; Maria Clara; Sergio Pedro Rodrigues Oliveira</meta:initial-creator>
    <dc:creator>Franciellen; Maria Clara; Sergio Pedro Rodrigues Oliveira</dc:creator>
    <meta:creation-date>2023-06-07T11:23:46Z</meta:creation-date>
    <dc:date>2023-06-07T11:23:46Z</dc:date>
    <meta:user-defined meta:name="bibliography" meta:value-type="string">RMarkdown/Bibliografia_arduino.bib</meta:user-defined>
    <meta:user-defined meta:name="committee" meta:value-type="string"/>
    <meta:user-defined meta:name="csl" meta:value-type="string">RMarkdown/abnt.csl</meta:user-defined>
    <meta:user-defined meta:name="date" meta:value-type="string">07 junho 2023</meta:user-defined>
    <meta:user-defined meta:name="header-includes" meta:value-type="string"/>
    <meta:user-defined meta:name="lof" meta:value-type="string">True</meta:user-defined>
    <meta:user-defined meta:name="lot" meta:value-type="string">True</meta:user-defined>
    <meta:user-defined meta:name="output" meta:value-type="string"/>
    <meta:user-defined meta:name="subtitle" meta:value-type="string">Circuitos Elétricos 2</meta:user-defined>
    <meta:user-defined meta:name="toc-title" meta:value-type="string">SUMÁRIO</meta:user-defined>
  </office:meta>
</office:document-meta>
</file>